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d41010"/>
    </style:style>
    <style:style style:name="gr1" style:family="graphic" style:parent-style-name="standard">
      <style:graphic-properties svg:stroke-width="0.1cm" svg:stroke-color="#ffffff" draw:marker-start-width="0.37cm" draw:marker-end-width="0.37cm" draw:stroke-linejoin="miter" svg:stroke-linecap="butt" draw:fill-color="#fa7a7a" draw:textarea-horizontal-align="justify" draw:textarea-vertical-align="middle" draw:auto-grow-height="false" fo:min-height="0.41cm" fo:min-width="0.36cm" fo:padding-top="0.175cm" fo:padding-bottom="0.175cm" fo:padding-left="0.3cm" fo:padding-right="0.3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cm"/>
    </style:style>
    <style:style style:name="P1" style:family="paragraph">
      <loext:graphic-properties draw:fill-color="#fa7a7a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0.96cm" svg:height="0.76cm" svg:x="-0.03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05cm" svg:height="0.4cm" draw:transform="rotate (1.5707963267949) translate (0.25cm 0.41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0.98cm" fo:page-height="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4T14:57:50.917625320</meta:creation-date>
    <dc:date>2023-10-30T18:51:31.832913070</dc:date>
    <meta:editing-duration>PT1H26M32S</meta:editing-duration>
    <meta:editing-cycles>39</meta:editing-cycles>
    <meta:generator>LibreOffice/7.3.7.2$Linux_X86_64 LibreOffice_project/30$Build-2</meta:generator>
    <meta:document-statistic meta:object-count="2"/>
  </office:meta>
</office:document-meta>
</file>